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sans-serif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officeooo:rsid="0000aa50" officeooo:paragraph-rsid="0000aa50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00aa50" officeooo:paragraph-rsid="0000aa50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00d96e" officeooo:paragraph-rsid="0000d96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Verdana" fo:font-size="8.25pt" fo:letter-spacing="normal" fo:font-style="normal" fo:font-weight="normal"/>
    </style:style>
    <style:style style:name="P5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loext:opacity="100%" style:font-name="Verdana" fo:font-size="8.25pt" fo:letter-spacing="normal" fo:font-style="normal" fo:font-weight="normal" officeooo:rsid="0000aa50" officeooo:paragraph-rsid="0000aa50"/>
    </style:style>
    <style:style style:name="T1" style:family="text">
      <style:text-properties officeooo:rsid="000180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ITUTO FEDERAL DE CIÊNCIA E TECNOLOGIA DO RIO GRANDE DO SUL</text:p>
      <text:p text:style-name="P1">RONALDO CONDE ROIG MENDONÇA</text:p>
      <text:p text:style-name="P1">PRÉ PROJETO DE PESQUISA SOBRE O MODELO CHINÊS DE DIRETRIZES PARA O USO DA INTELIGÊNCIA ARTIFICAL</text:p>
      <text:p text:style-name="P1"/>
      <text:p text:style-name="P1">RIO GRANDE – RS</text:p>
      <text:p text:style-name="P1">202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RONALDO CONDE ROIG MENDONÇA</text:p>
      <text:p text:style-name="P1">PRÉ PROJETO DE PESQUISA SOBRE O MODELO CHINÊS DE DIRETRIZES PARA O USO DA INTELIGÊNCIA ARTIFICAL</text:p>
      <text:p text:style-name="P1">PRÉ PROJETO DE PESQUISA</text:p>
      <text:p text:style-name="P1">INSTITUTO FEDERAL DE CIÊNCIA E TECNOLOGIA DO RIO GRANDE DO SUL</text:p>
      <text:p text:style-name="P1"><text:s/>MARCIA CRISTINA SOUZA MADEIRA MALTA PINTO</text:p>
      <text:p text:style-name="P1"/>
      <text:p text:style-name="P1">RIO GRANDE – RS</text:p>
      <text:p text:style-name="P1">202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SUMÁRI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text:tab/>O objetivo do pré projeto de pesquisa é o estudo da forma como o governo da república popular da China está lidando com o advento da inteligência artificial tendo o pressuposto de que essa forma ganha destaque no cenário global principalmente por se mostrar antagônica à<text:span text:style-name="T1">s formas com que outros governos centrais na dinâmica global estão lidando com a inteligência artificial. Portanto, para todo método que se propõe a implementar a inteligência artificial de forma distinta da sua aplicação nos principais países do mundo, esse pré projeto de pesquisa se propõe a ser a porta de entrada para esse estudo.</text:span></text:p>
      <text:p text:style-name="P2"/>
      <text:p text:style-name="P2">O texto deve ser constituído por uma parte introdutória, na qual devem ser expostos o tema do projeto,</text:p>
      <text:p text:style-name="P2">o problema a ser abordado, a(s) hipótese(s), quando couber(em), bem como o(s) objetivo(s) a ser(em)</text:p>
      <text:p text:style-name="P2">atingido(s) e a(s) justifcativa(s). É necessário que sejam indicados o referencial teórico que o embasa,</text:p>
      <text:p text:style-name="P2">a metodologia a ser utilizada, assim como os recursos e o cronograma necessários à sua consecução.</text:p>
      <text:p text:style-name="P5">1. Tema (O quê)</text:p>
      <text:p text:style-name="P4">2. Problema/Questão de pesquisa (Qual?)</text:p>
      <text:p text:style-name="P4">3. Objetivo Geral (Para quê)</text:p>
      <text:p text:style-name="P4">4. Objetivos Específicos</text:p>
      <text:p text:style-name="P4">5. Justificativa (por quê?)</text:p>
      <text:p text:style-name="P4">6. Referencial teórico (texto duas páginas)</text:p>
      <text:p text:style-name="P4">7. Metodologia (Como?)</text:p>
      <text:p text:style-name="P4">8. Cronograma (Quando?)</text:p>
      <text:p text:style-name="P4">9. Referências (Quais?) 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FERÊNCIAS BIBLIOGRÁFICAS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5T19:22:28.602882153</meta:creation-date>
    <dc:date>2025-12-05T20:16:24.994020159</dc:date>
    <meta:editing-duration>PT22M44S</meta:editing-duration>
    <meta:editing-cycles>1</meta:editing-cycles>
    <meta:document-statistic meta:table-count="0" meta:image-count="0" meta:object-count="0" meta:page-count="5" meta:paragraph-count="28" meta:word-count="283" meta:character-count="1760" meta:non-whitespace-character-count="1500"/>
    <meta:generator>LibreOffice/7.3.7.2$Linux_X86_64 LibreOffice_project/30$Build-2</meta:generator>
  </office:meta>
</office:document-meta>
</file>